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84pt" svg:height="296.22pt" svg:x="219.23pt" svg:y="155.42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_mutex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Lock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Lock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Lock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205" calcext:value-type="float">
            <text:p>0.1205</text:p>
          </table:table-cell>
          <table:table-cell office:value-type="float" office:value="3.7777" calcext:value-type="float">
            <text:p>3.7777</text:p>
          </table:table-cell>
          <table:table-cell office:value-type="float" office:value="3.1495" calcext:value-type="float">
            <text:p>3.1495</text:p>
          </table:table-cell>
          <table:table-cell office:value-type="float" office:value="4.7852" calcext:value-type="float">
            <text:p>4.7852</text:p>
          </table:table-cell>
          <table:table-cell office:value-type="float" office:value="1.2658" calcext:value-type="float">
            <text:p>1.2658</text:p>
          </table:table-cell>
          <table:table-cell office:value-type="float" office:value="10.722" calcext:value-type="float">
            <text:p>10.7220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4:04:31.963842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14:27:39.650249375</dc:date>
    <meta:editing-duration>PT8H31M56S</meta:editing-duration>
    <meta:editing-cycles>18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553cm" svg:height="10.451cm" xlink:href=".." xlink:type="simple" chart:class="chart:line" chart:style-name="ch1">
        <chart:legend svg:x="0cm" svg:y="0cm" style:legend-expansion="custom" chartooo:width="15.552cm" chartooo:height="1.803cm" style:legend-expansion-aspect-ratio="8.62562396006656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421cm" svg:y="2.106cm" svg:width="12.796cm" svg:height="7.388cm">
          <chartooo:coordinate-region svg:x="3.815cm" svg:y="2.382cm" svg:width="10.501cm" svg:height="6.311cm"/>
          <chart:axis chart:dimension="x" chart:name="primary-x" chart:style-name="ch4" chartooo:axis-type="auto">
            <chartooo:date-scale/>
            <chart:title svg:x="6.521cm" svg:y="9.371cm" chart:style-name="ch5">
              <text:p>Memory map size</text:p>
            </chart:title>
            <chart:categories table:cell-range-address="Sheet1.A3:Sheet1.A6"/>
          </chart:axis>
          <chart:axis chart:dimension="y" chart:name="primary-y" chart:style-name="ch6">
            <chart:title svg:x="0.218cm" svg:y="8.33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D3:Sheet1.D6" chart:label-cell-address="Sheet1.D1:Sheet1.D1" chart:class="chart:line">
            <chart:error-indicator chart:style-name="ch13" chart:dimension="y"/>
            <chart:data-point chart:repeated="4"/>
          </chart:series>
          <chart:series chart:style-name="ch14" chart:values-cell-range-address="Sheet1.F3:Sheet1.F6" chart:label-cell-address="Sheet1.F1:Sheet1.F1" chart:class="chart:line">
            <chart:error-indicator chart:style-name="ch15" chart:dimension="y"/>
            <chart:data-point chart:repeated="4"/>
          </chart:series>
          <chart:series chart:style-name="ch16" chart:values-cell-range-address="Sheet1.H3:Sheet1.H6" chart:label-cell-address="Sheet1.H1:Sheet1.H1" chart:class="chart:line">
            <chart:error-indicator chart:style-name="ch17" chart:dimension="y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_mutex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utexLock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MutexLock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utexLock(SGX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Sheet1.A3:Sheet1.A6</svg:desc>
                </draw:g>
              </table:table-cell>
              <table:table-cell office:value-type="float" office:value="0.0188">
                <text:p>0.0188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0382">
                <text:p>0.0382</text:p>
                <draw:g>
                  <svg:desc>Sheet1.D3:Sheet1.D6</svg:desc>
                </draw:g>
              </table:table-cell>
              <table:table-cell office:value-type="float" office:value="0">
                <text:p>0</text:p>
                <draw:g>
                  <svg:desc>Sheet1.E3:Sheet1.E6</svg:desc>
                </draw:g>
              </table:table-cell>
              <table:table-cell office:value-type="float" office:value="0">
                <text:p>0</text:p>
                <draw:g>
                  <svg:desc>Sheet1.E3:Sheet1.E6</svg:desc>
                </draw:g>
              </table:table-cell>
              <table:table-cell office:value-type="float" office:value="0.0382">
                <text:p>0.0382</text:p>
                <draw:g>
                  <svg:desc>Sheet1.F3:Sheet1.F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.0354">
                <text:p>0.0354</text:p>
                <draw:g>
                  <svg:desc>Sheet1.H3:Sheet1.H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1565">
                <text:p>0.156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2075">
                <text:p>0.2075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  <table:table-cell office:value-type="float" office:value="0.2157">
                <text:p>0.2157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967">
                <text:p>0.19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3968">
                <text:p>0.3968</text:p>
              </table:table-cell>
              <table:table-cell office:value-type="float" office:value="0.0021">
                <text:p>0.0021</text:p>
              </table:table-cell>
              <table:table-cell office:value-type="float" office:value="0.0021">
                <text:p>0.0021</text:p>
              </table:table-cell>
              <table:table-cell office:value-type="float" office:value="0.7329">
                <text:p>0.7329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6797">
                <text:p>0.6797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7313">
                <text:p>0.731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9774">
                <text:p>0.9774</text:p>
              </table:table-cell>
              <table:table-cell office:value-type="float" office:value="0.1205">
                <text:p>0.1205</text:p>
              </table:table-cell>
              <table:table-cell office:value-type="float" office:value="0.1205">
                <text:p>0.1205</text:p>
              </table:table-cell>
              <table:table-cell office:value-type="float" office:value="3.7777">
                <text:p>3.7777</text:p>
              </table:table-cell>
              <table:table-cell office:value-type="float" office:value="3.1495">
                <text:p>3.1495</text:p>
              </table:table-cell>
              <table:table-cell office:value-type="float" office:value="3.1495">
                <text:p>3.1495</text:p>
              </table:table-cell>
              <table:table-cell office:value-type="float" office:value="4.7852">
                <text:p>4.7852</text:p>
              </table:table-cell>
              <table:table-cell office:value-type="float" office:value="1.2658">
                <text:p>1.2658</text:p>
              </table:table-cell>
              <table:table-cell office:value-type="float" office:value="1.2658">
                <text:p>1.2658</text:p>
              </table:table-cell>
              <table:table-cell office:value-type="float" office:value="10.722">
                <text:p>10.722</text:p>
              </table:table-cell>
              <table:table-cell office:value-type="float" office:value="7.8031">
                <text:p>7.8031</text:p>
              </table:table-cell>
              <table:table-cell office:value-type="float" office:value="7.8031">
                <text:p>7.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